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3.0102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4165in"/>
    </style:style>
    <style:style style:name="co6" style:family="table-column">
      <style:table-column-properties fo:break-before="auto" style:column-width="5.302in"/>
    </style:style>
    <style:style style:name="co7" style:family="table-column">
      <style:table-column-properties fo:break-before="auto" style:column-width="1in"/>
    </style:style>
    <style:style style:name="co8" style:family="table-column">
      <style:table-column-properties fo:break-before="auto" style:column-width="2.9165in"/>
    </style:style>
    <style:style style:name="co9" style:family="table-column">
      <style:table-column-properties fo:break-before="auto" style:column-width="0.4791in"/>
    </style:style>
    <style:style style:name="co10" style:family="table-column">
      <style:table-column-properties fo:break-before="auto" style:column-width="0.3543in"/>
    </style:style>
    <style:style style:name="co11" style:family="table-column">
      <style:table-column-properties fo:break-before="auto" style:column-width="4.802in"/>
    </style:style>
    <style:style style:name="co12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22pt" style:font-size-asian="22pt" style:font-size-complex="22pt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16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2" table:number-columns-repeated="16352" table:default-cell-style-name="ce1"/>
        <table:table-column table:style-name="co1" table:number-columns-repeated="14" table:default-cell-style-name="ce1"/>
        <table:table-row table:style-name="ro1" table:number-rows-repeated="7">
          <table:table-cell table:number-columns-repeated="16384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6" table:number-rows-spanned="1">
            <text:p>user</text:p>
          </table:table-cell>
          <table:covered-table-cell table:number-columns-repeated="5"/>
          <table:table-cell table:number-columns-repeated="2"/>
          <table:table-cell table:style-name="ce7" office:value-type="string" calcext:value-type="string" table:number-columns-spanned="6" table:number-rows-spanned="1">
            <text:p>machine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FAULT (UUID_TO_BIN(UUID(), true)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FAULT (UUID_TO_BIN(UUID(), true))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mak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INDEX</text:p>
          </table:table-cell>
          <table:table-cell table:number-columns-repeated="3"/>
          <table:table-cell office:value-type="string" calcext:value-type="string">
            <text:p>machine_typ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NOT NULL IF role != (WORKER OR SUPER) NULL IF role == (WORKER OR SUPER)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ENUM('Active', 'Inactive')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'Inactive'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UNIQU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table:number-columns-repeated="5"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CURRENT_TIMESTAMP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role</text:p>
          </table:table-cell>
          <table:table-cell office:value-type="string" calcext:value-type="string">
            <text:p>ENUM('Super', 'Administrator', 'Basic’, ‘Worker’)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‘Worker’</text:p>
          </table:table-cell>
          <table:table-cell table:number-columns-repeated="3"/>
          <table:table-cell office:value-type="string" calcext:value-type="string">
            <text:p>edit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table:style-name="ce3" office:value-type="string" calcext:value-type="string">
            <text:p>DEFAULT CURRENT_TIMESTAMP ON UPDATE CURRENT_TIMESTAMP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table:style-name="ce4" office:value-type="string" calcext:value-type="string">
            <text:p>DEFAULT TRU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last_login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table:style-name="ce4" office:value-type="string" calcext:value-type="string">
            <text:p>DEFAULT CURRENT_TIMESTAMP</text:p>
          </table:table-cell>
          <table:table-cell table:number-columns-repeated="16376"/>
        </table:table-row>
        <table:table-row table:style-name="ro1" table:number-rows-repeated="4">
          <table:table-cell table:number-columns-repeated="16384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6" table:number-rows-spanned="1">
            <text:p>role</text:p>
          </table:table-cell>
          <table:covered-table-cell table:number-columns-repeated="5" table:style-name="ce14"/>
          <table:table-cell table:number-columns-repeated="2"/>
          <table:table-cell table:style-name="ce7" office:value-type="string" calcext:value-type="string" table:number-columns-spanned="6" table:number-rows-spanned="1">
            <text:p>task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2"/>
          <table:table-cell table:style-name="ce2" office:value-type="string" calcext:value-type="string">
            <text:p>key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EFAULT (UUID_TO_BIN(UUID(), true))</text:p>
          </table:table-cell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FAULT (UUID_TO_BIN(UUID(), true))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DEFAULT ‘’</text:p>
          </table:table-cell>
          <table:table-cell table:number-columns-repeated="3"/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6" office:value-type="string" calcext:value-type="string">
            <text:p>UNIQU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OT</text:p>
          </table:table-cell>
          <table:table-cell table:number-columns-repeated="4"/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user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3"/>
          <table:table-cell office:value-type="string" calcext:value-type="string">
            <text:p>task_type</text:p>
          </table:table-cell>
          <table:table-cell office:value-type="string" calcext:value-type="string">
            <text:p>ENUM(‘Suggestion’, ‘Issue’, ‘Service’, ‘Other’)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‘Other’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user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string" calcext:value-type="string">
            <text:p>ENUM('Pending', ‘Active', 'Completed')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'Pending'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user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3"/>
          <table:table-cell office:value-type="string" calcext:value-type="string">
            <text:p>archived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machine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3"/>
          <table:table-cell office:value-type="string" calcext:value-type="string">
            <text:p>creat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CURRENT_TIMESTAMP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machine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table:style-name="ce16" office:value-type="string" calcext:value-type="string">
            <text:p>DEFAULT FALSE</text:p>
          </table:table-cell>
          <table:table-cell table:number-columns-repeated="3"/>
          <table:table-cell office:value-type="string" calcext:value-type="string">
            <text:p>edited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T</text:p>
          </table:table-cell>
          <table:table-cell table:style-name="ce3" office:value-type="string" calcext:value-type="string">
            <text:p>DEFAULT CURRENT_TIMESTAMP ON UPDATE CURRENT_TIMESTAMP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machine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3"/>
          <table:table-cell office:value-type="string" calcext:value-type="string">
            <text:p>creator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REFERENCES user(id)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task_view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3"/>
          <table:table-cell office:value-type="string" calcext:value-type="string">
            <text:p>executor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FERENCES user(id)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task_edit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3"/>
          <table:table-cell office:value-type="string" calcext:value-type="string">
            <text:p>machine</text:p>
          </table:table-cell>
          <table:table-cell office:value-type="string" calcext:value-type="string">
            <text:p>BINARY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FERENCES machine(id)</text:p>
          </table:table-cell>
          <table:table-cell table:number-columns-repeated="16368"/>
        </table:table-row>
        <table:table-row table:style-name="ro1">
          <table:table-cell table:number-columns-repeated="3"/>
          <table:table-cell office:value-type="string" calcext:value-type="string">
            <text:p>task_delete</text:p>
          </table:table-cell>
          <table:table-cell office:value-type="string" calcext:value-type="string">
            <text:p>BOOLEAN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DEFAULT FALSE</text:p>
          </table:table-cell>
          <table:table-cell table:number-columns-repeated="16376"/>
        </table:table-row>
        <table:table-row table:style-name="ro1" table:number-rows-repeated="104853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3.2$Windows_X86_64 LibreOffice_project/29d686fea9f6705b262d369fede658f824154cc0</meta:generator>
    <meta:creation-date>2024-02-09T15:22:15Z</meta:creation-date>
    <dc:date>2024-04-18T20:12:25.751000000</dc:date>
    <meta:editing-cycles>52</meta:editing-cycles>
    <meta:editing-duration>PT6H41M40S</meta:editing-duration>
    <meta:document-statistic meta:table-count="1" meta:cell-count="192" meta:object-count="0"/>
  </office:meta>
</office:document-meta>
</file>